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99b46" officeooo:paragraph-rsid="00099b46" style:font-size-asian="10.5pt"/>
    </style:style>
    <style:style style:name="P2" style:family="paragraph" style:parent-style-name="Standard">
      <style:text-properties fo:language="fr" fo:country="FR" officeooo:rsid="00099b46" officeooo:paragraph-rsid="00099b4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language="fr" fo:country="FR" style:font-size-asian="10.5pt"/>
    </style:style>
    <style:style style:name="T4" style:family="text">
      <style:text-properties style:font-size-asian="10.5pt"/>
    </style:style>
    <style:style style:name="T5" style:family="text">
      <style:text-properties officeooo:rsid="000a75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LD</text:p>
      <text:p text:style-name="P1"/>
      <text:p text:style-name="P1"/>
      <text:p text:style-name="P2">Utiliateur(<text:span text:style-name="T1">identifiant</text:span>, <text:span text:style-name="T2">idPersonne</text:span>, Mot de passe, Adresse mail)</text:p>
      <text:p text:style-name="P2"/>
      <text:p text:style-name="P2">Personne(<text:span text:style-name="T1">idPersonne</text:span>, Prenom, Nom, Genre, Nationalite, <text:span text:style-name="T5">Lieux, </text:span>Ddn, Ddm, Ddd)</text:p>
      <text:p text:style-name="P2"/>
      <text:p text:style-name="P2">Messagerie(<text:span text:style-name="T1">idMessagerie</text:span>, Contenu, Date)</text:p>
      <text:p text:style-name="P2"/>
      <text:p text:style-name="P2">Famille(<text:span text:style-name="T1">idFamille</text:span>, Nom)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23:54:37.981468612</meta:creation-date>
    <dc:date>2016-12-17T00:02:30.639184929</dc:date>
    <meta:editing-duration>PT7M5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22" meta:character-count="203" meta:non-whitespace-character-count="186"/>
  </office:meta>
</office:document-meta>
</file>